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ata type</text:p>
          </table:table-cell>
          <table:table-cell table:style-name="Default" office:value-type="string" calcext:value-type="string">
            <text:p>Categorical</text:p>
          </table:table-cell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Identifier</text:p>
          </table:table-cell>
          <table:table-cell table:style-name="Default" office:value-type="string" calcext:value-type="string">
            <text:p>Disqualify</text:p>
          </table:table-cell>
          <table:table-cell table:style-name="Default" office:value-type="string" calcext:value-type="string">
            <text:p>DQ reason</text:p>
          </table:table-cell>
          <table:table-cell office:value-type="string" calcext:value-type="string">
            <text:p>Reasonable rang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con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termines what type of traffic allowed on a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edroad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1</text:p>
          </table:table-cell>
          <table:table-cell office:value-type="string" calcext:value-type="string">
            <text:p>Description of roads added to the GIS that are 250 feet or more and serve a specific land 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Average annual daily traff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deriva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How ADT is deri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statio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ADT count station location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ADT colle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_1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fines the source of the assigned length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l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Segment length in mi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-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An unique identifier combining county code and roadinventory_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b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Curb type identif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eactive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complete data; older roads lumped together</text:p>
          </table:table-cell>
          <table:table-cell/>
          <table:table-cell office:value-type="string" calcext:value-type="string">
            <text:p>Date road active or 1/1/2004, whichever sooner. Consider making this a categorical variable; made before 1/1/2004 or not. Maybe “newroad”, where false means made before 1/1/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_1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ro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ility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12</text:p>
          </table:table-cell>
          <table:table-cell office:value-type="string" calcext:value-type="string">
            <text:p>Mainline roadway, roundabout, tunnel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aid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ist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fu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7</text:p>
          </table:table-cell>
          <table:table-cell office:value-type="string" calcext:value-type="string">
            <text:p>federal function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endtyp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fines the start of the street the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measur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beg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state where the street starts, when at a state bounda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reet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ross-street where the street starts, when it does so at a cross-str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use urban/rural designation to int64erpret functional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turefac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 definition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cod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2 is part of the highway performance monitoring system, else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sample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identifier of the hpms samp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e iristatus</text:p>
          </table:table-cell>
          <table:table-cell/>
          <table:table-cell office:value-type="string" calcext:value-type="string">
            <text:p>Pavement rough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spection of number of in-range values revealed that this parameter is in-range 2000 times out of 480000. This leaves me with very little confidence that any of these measurements are at all accurate. Removing IRI from my investigations.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Data collected = 1 else the reason why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e iristatus</text:p>
          </table:table-cell>
          <table:table-cell/>
          <table:table-cell office:value-type="string" calcext:value-type="string">
            <text:p>Year of IRI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s the sample number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risdicti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0-9,B-J</text:p>
          </table:table-cell>
          <table:table-cell office:value-type="string" calcext:value-type="string">
            <text:p>Who has jurisdiction over the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l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idewa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fecycle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Describes status of road; parking lot, roadway, ferry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dothig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MassDOT distri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type of median on divided roa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wi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medain in f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h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1 on metropolitan highway system, 0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agecou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mileage counted towards road centerline mile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tropolitan Planning Org; translate to categorical?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1 city, 2 town, 3 town with city govern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s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5</text:p>
          </table:table-cell>
          <table:table-cell office:value-type="string" calcext:value-type="string">
            <text:p>national highway system 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pe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number of peak hour la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t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Number of travel lan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ngd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5-65</text:p>
          </table:table-cell>
          <table:table-cell office:value-type="string" calcext:value-type="string">
            <text:p>Number of travel lanes in the opposite direction of a divided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tenu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escribes pavement cond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PSI estim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ofway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ight of way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_1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u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idew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inven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road inventory 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segmen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base arcs; keep this in, as we need it to attach the accid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direc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nly one value (true)</text:p>
          </table:table-cell>
          <table:table-cell/>
          <table:table-cell office:value-type="string" calcext:value-type="string">
            <text:p>Direction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from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key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7K unique values</text:p>
          </table:table-cell>
          <table:table-cell/>
          <table:table-cell office:value-type="string" calcext:value-type="string">
            <text:p>primary state numbered route on which this segment lies. This could be handy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numbe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K unique values; don't have time to do NLP to get route name</text:p>
          </table:table-cell>
          <table:table-cell/>
          <table:table-cell office:value-type="string" calcext:value-type="string">
            <text:p>route number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quali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t implemented, all zero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Not implemented at this time (supposedl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syste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system, can be categ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o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Non-numbered, numbered and h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egional Planning Agency, can be categorical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_len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edlimi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5-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etlis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dentifier of the street segment is 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eetna_1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3"/>
          <table:table-cell table:style-name="ce3" office:value-type="string" calcext:value-type="string">
            <text:p>WILL COMBINE int64O ONE COLUMN WITH STREET NAME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treetname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string" calcext:value-type="string">
            <text:p>streetope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 one way, 2 two 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route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ptional field, too difficult to clean</text:p>
          </table:table-cell>
          <table:table-cell/>
          <table:table-cell office:value-type="string" calcext:value-type="string">
            <text:p>optional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typ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Type of road surf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wid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ment of traveled way, minus should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ci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end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scribes end of street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llroa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measur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treetna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ng, too many values to categorizez</text:p>
          </table:table-cell>
          <table:table-cell/>
          <table:table-cell office:value-type="string" calcext:value-type="string">
            <text:p>the cross-street where the stree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netwo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rou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3</text:p>
          </table:table-cell>
          <table:table-cell office:value-type="string" calcext:value-type="string">
            <text:p>Type of trucks allow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should on opposite side of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dl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shoulder on the lefthand side of road while travelling NB/E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izeda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ural or description of urban area 23 different factors that could actually be four. Consider combining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type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Describes the population density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04857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3:18:50.825396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27:52.775832464</meta:creation-date>
    <dc:date>2016-06-21T23:19:27.684292283</dc:date>
    <meta:editing-duration>PT6H26M27S</meta:editing-duration>
    <meta:editing-cycles>80</meta:editing-cycles>
    <meta:generator>LibreOffice/4.2.8.2$Linux_X86_64 LibreOffice_project/420m0$Build-2</meta:generator>
    <meta:document-statistic meta:table-count="1" meta:cell-count="685" meta:object-count="0"/>
  </office:meta>
</office:document-meta>
</file>